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0217d" officeooo:paragraph-rsid="0000217d" style:font-weight-asian="bold" style:font-weight-complex="bold"/>
    </style:style>
    <style:style style:name="P2" style:family="paragraph" style:parent-style-name="Standard">
      <style:text-properties fo:font-weight="bold" officeooo:rsid="000081e3" officeooo:paragraph-rsid="000081e3" style:font-weight-asian="bold" style:font-weight-complex="bold"/>
    </style:style>
    <style:style style:name="P3" style:family="paragraph" style:parent-style-name="Standard">
      <style:text-properties fo:font-weight="normal" officeooo:rsid="0000217d" officeooo:paragraph-rsid="0000217d" style:font-weight-asian="normal" style:font-weight-complex="normal"/>
    </style:style>
    <style:style style:name="P4" style:family="paragraph" style:parent-style-name="Standard" style:list-style-name="L1">
      <style:text-properties fo:font-weight="normal" officeooo:rsid="0000217d" officeooo:paragraph-rsid="0000217d" style:font-weight-asian="normal" style:font-weight-complex="normal"/>
    </style:style>
    <style:style style:name="P5" style:family="paragraph" style:parent-style-name="Standard">
      <style:text-properties fo:font-weight="normal" officeooo:rsid="000081e3" officeooo:paragraph-rsid="000081e3" style:font-weight-asian="normal" style:font-weight-complex="normal"/>
    </style:style>
    <style:style style:name="P6" style:family="paragraph" style:parent-style-name="Standard" style:list-style-name="L2">
      <style:text-properties fo:font-weight="normal" officeooo:rsid="000081e3" officeooo:paragraph-rsid="000081e3" style:font-weight-asian="normal" style:font-weight-complex="normal"/>
    </style:style>
    <style:style style:name="P7" style:family="paragraph" style:parent-style-name="Standard">
      <style:text-properties fo:font-weight="normal" officeooo:rsid="0001d519" officeooo:paragraph-rsid="0001d519" style:font-weight-asian="normal" style:font-weight-complex="normal"/>
    </style:style>
    <style:style style:name="T1" style:family="text">
      <style:text-properties officeooo:rsid="000081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3">The aim of this project/investigation is to compare the AVL tree and the Binary Search Tree. The searching efficiency of the two data structures is what we will be looking at. We will be coding in Java and loading our code to github. The data we will be looking at is Cape Town’s load shedding data provided by the Cape Town government.</text:p>
      <text:p text:style-name="P3"/>
      <text:p text:style-name="P1">OO Design:</text:p>
      <text:p text:style-name="P3">We have a base class called BinaryTreeNode which stores each node of the Data structure. We then have it’s parent classes, BinaryTree and AVLTree. These two programs manipulate the node. The AVL tree and BST structure is essentially a collection of nodes. A AVL tree is a BST. Thus, we have used properties of the BST when we are created out AVL tree. Then we have the LSAVLApp and LSBSTApp which are the parent classes of AVLTree and BinaryTree classes, respectively. </text:p>
      <text:p text:style-name="P3"/>
      <text:p text:style-name="P1">Experiment Description:</text:p>
      <text:p text:style-name="P3">We have formed an inheritance of classes, that will indicate how efficient each data structure is, when it comes to searching. </text:p>
      <text:p text:style-name="P3"/>
      <text:p text:style-name="P3">The Data that we are searching are not randomised, thus, we can expect the results to be a bit different from what we expect. This is because the data in the tree is not spread randomly.</text:p>
      <text:p text:style-name="P3"/>
      <text:p text:style-name="P3">We expect that the searching performance of a AVL tree is as follows:</text:p>
      <text:list xml:id="list3409500510" text:style-name="L1">
        <text:list-item>
          <text:p text:style-name="P4">Best Case: O(1)</text:p>
          <text:list>
            <text:list-item>
              <text:p text:style-name="P4">This is because the data item we are looking for could be the root node.</text:p>
            </text:list-item>
          </text:list>
        </text:list-item>
        <text:list-item>
          <text:p text:style-name="P4">Average Case: O(log(n))</text:p>
        </text:list-item>
        <text:list-item>
          <text:p text:style-name="P4">Worst Case: O(log(n))</text:p>
          <text:list>
            <text:list-item>
              <text:p text:style-name="P4">log(n) <text:span text:style-name="T1">refers to the height of the tree</text:span></text:p>
            </text:list-item>
          </text:list>
        </text:list-item>
      </text:list>
      <text:p text:style-name="P3"/>
      <text:p text:style-name="P5">Whereas the performance of the BST is expected to be:</text:p>
      <text:list xml:id="list3920602613" text:style-name="L2">
        <text:list-item>
          <text:p text:style-name="P6">Best Case: O(1)</text:p>
        </text:list-item>
        <text:list-item>
          <text:p text:style-name="P6">Average Case: O(n)</text:p>
        </text:list-item>
        <text:list-item>
          <text:p text:style-name="P6">Worst Case: O(n)</text:p>
        </text:list-item>
      </text:list>
      <text:p text:style-name="P5"/>
      <text:p text:style-name="P5">The code for the AVL tree and BST was adapted from the code provided by Hussein Suleman.</text:p>
      <text:p text:style-name="P5"/>
      <text:p text:style-name="P5">A csv file was provided to us by Hussein Suleman. It contains all the extracted data from the Cape Town load shedding data sheet. </text:p>
      <text:p text:style-name="P5"/>
      <text:p text:style-name="P5">The two ouput functions that the code runs for both data strutures is printAllAreas and printAreas. The printAllAreas fucntion outputs all the data from the csv file. The printAreas function, outputs the loadshedding areas based on the stage, date and time inputted by the user. </text:p>
      <text:p text:style-name="P5"/>
      <text:p text:style-name="P5">We have also put in Counter called OpCount in both AVLTree and BinaryTree, which counts the operations where we are comparing keys when sear<text:tab/>ching for a data item. This is called instrumentation. </text:p>
      <text:p text:style-name="P5"/>
      <text:p text:style-name="P2">Results:</text:p>
      <text:p text:style-name="P5"/>
      <text:p text:style-name="P7">Table 1 indictaes that the instrumentation for the AVL tree is much smaller than the BST. In the BinaryTree, as the no. of values in the dataset increase, the instrumentation increases. When it comes to the AVL tree, the instrumentation no.’s don’t change, they are all almost consistent. When we look at graph 1, we can see this, as the AVL OpCount no.’s create almost a horizontal line. The <text:soft-page-break/>BST graph is linear, which makes sense, since when the no.’s in the dataset increase, the OpCount increases. </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8T15:55:56.775712669</meta:creation-date>
    <dc:date>2020-04-28T16:36:36.599534121</dc:date>
    <meta:editing-duration>PT16M9S</meta:editing-duration>
    <meta:editing-cycles>1</meta:editing-cycles>
    <meta:document-statistic meta:table-count="0" meta:image-count="0" meta:object-count="0" meta:page-count="2" meta:paragraph-count="23" meta:word-count="484" meta:character-count="2715" meta:non-whitespace-character-count="2256"/>
    <meta:generator>LibreOffice/6.3.4.2$Linux_X86_64 LibreOffice_project/30$Build-2</meta:generator>
  </office:meta>
</office:document-meta>
</file>